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is is line 1</text:span></text:p>
      <text:p text:style-name="Standard"><text:span text:style-name="T1">This is line 2</text:span></text:p>
      <text:p text:style-name="Standard"><text:span text:style-name="T1">This is line 3</text:span></text:p>
      <text:p text:style-name="Standard"><text:span text:style-name="T1">This is line 4, the final odt lin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20" meta:character-count="77" meta:non-whitespace-character-count="61"/>
    <meta:generator>LibreOfficeDev/6.0.5.2$Linux_X86_64 LibreOffice_project/</meta:generator>
  </office:meta>
</office:document-meta>
</file>